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formula="of:=COUNTIF(['file:///home/zdenek/Dokumenty/LO/sc-unit-test/sc-unit-test/FDO64229sumif_external/fdo64229a.ods'#$Sheet1.C$6:.C$8];&quot;yes&quot;)" office:value-type="float" office:value="2" calcext:value-type="float">
            <text:p>2</text:p>
          </table:table-cell>
          <table:table-cell table:formula="of:=SUMIF(['file:///home/zdenek/Dokumenty/LO/sc-unit-test/sc-unit-test/FDO64229sumif_external/fdo64229a.ods'#$Sheet1.C$6:.C$8];&quot;yes&quot;;['file:///home/zdenek/Dokumenty/LO/sc-unit-test/sc-unit-test/FDO64229sumif_external/fdo64229a.ods'#$Sheet1.D$6:.D$8])" office:value-type="float" office:value="4" calcext:value-type="float">
            <text:p>4</text:p>
          </table:table-cell>
          <table:table-cell table:formula="of:=COUNTIF(['file:///home/zdenek/Dokumenty/LO/sc-unit-test/sc-unit-test/FDO64229sumif_external/fdo64229a.ods'#$Sheet1.E$6:.E$8];&quot;1&quot;)" office:value-type="float" office:value="2" calcext:value-type="float">
            <text:p>2</text:p>
          </table:table-cell>
          <table:table-cell table:formula="of:=SUMIF(['file:///home/zdenek/Dokumenty/LO/sc-unit-test/sc-unit-test/FDO64229sumif_external/fdo64229a.ods'#$Sheet1.E$6:.E$8];&quot;1&quot;;['file:///home/zdenek/Dokumenty/LO/sc-unit-test/sc-unit-test/FDO64229sumif_external/fdo64229a.ods'#$Sheet1.F$6:.F$8]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<text:a xlink:href="https://bugs.freedesktop.org/show_bug.cgi?id=64229" xlink:type="simple">https://bugs.freedesktop.org/show_bug.cgi?id=64229</text:a></text:p>
          </table:table-cell>
          <table:table-cell table:number-columns-repeated="2"/>
        </table:table-row>
        <table:table-row table:style-name="ro2">
          <table:table-cell table:formula="of:=COUNTIF(['file:///home/zdenek/Dokumenty/LO/sc-unit-test/sc-unit-test/FDO64229sumif_external/fdo64229a.ods'#$Sheet1.C$6:.C$8];[.K3])" office:value-type="float" office:value="2" calcext:value-type="float">
            <text:p>2</text:p>
          </table:table-cell>
          <table:table-cell table:formula="of:=SUMIF(['file:///home/zdenek/Dokumenty/LO/sc-unit-test/sc-unit-test/FDO64229sumif_external/fdo64229a.ods'#$Sheet1.C$6:.C$8];[.K3];['file:///home/zdenek/Dokumenty/LO/sc-unit-test/sc-unit-test/FDO64229sumif_external/fdo64229a.ods'#$Sheet1.D$6:.D$8])" office:value-type="float" office:value="4" calcext:value-type="float">
            <text:p>4</text:p>
          </table:table-cell>
          <table:table-cell table:formula="of:=COUNTIF(['file:///home/zdenek/Dokumenty/LO/sc-unit-test/sc-unit-test/FDO64229sumif_external/fdo64229a.ods'#$Sheet1.E$6:.E$8];[.M3])" office:value-type="float" office:value="2" calcext:value-type="float">
            <text:p>2</text:p>
          </table:table-cell>
          <table:table-cell table:formula="of:=SUMIF(['file:///home/zdenek/Dokumenty/LO/sc-unit-test/sc-unit-test/FDO64229sumif_external/fdo64229a.ods'#$Sheet1.E$6:.E$8];[.M3];['file:///home/zdenek/Dokumenty/LO/sc-unit-test/sc-unit-test/FDO64229sumif_external/fdo64229a.ods'#$Sheet1.F$6:.F$8])" office:value-type="float" office:value="4" calcext:value-type="float">
            <text:p>4</text:p>
          </table:table-cell>
          <table:table-cell table:number-columns-repeated="6"/>
          <table:table-cell table:style-name="ce5" office:value-type="string" calcext:value-type="string">
            <text:p>External references</text:p>
          </table:table-cell>
          <table:table-cell table:number-columns-repeated="2"/>
        </table:table-row>
        <table:table-row table:style-name="ro3">
          <table:table-cell table:formula="of:=COUNTIF(['file:///home/zdenek/Dokumenty/LO/sc-unit-test/sc-unit-test/FDO64229sumif_external/fdo64229a.ods'#$Sheet1.C$6:.C$8];['file:///home/zdenek/Dokumenty/LO/sc-unit-test/sc-unit-test/FDO64229sumif_external/fdo64229a.ods'#$Sheet1.C3])" office:value-type="float" office:value="2" calcext:value-type="float">
            <text:p>2</text:p>
          </table:table-cell>
          <table:table-cell table:formula="of:=SUMIF(['file:///home/zdenek/Dokumenty/LO/sc-unit-test/sc-unit-test/FDO64229sumif_external/fdo64229a.ods'#$Sheet1.C$6:.C$8];['file:///home/zdenek/Dokumenty/LO/sc-unit-test/sc-unit-test/FDO64229sumif_external/fdo64229a.ods'#$Sheet1.C3];['file:///home/zdenek/Dokumenty/LO/sc-unit-test/sc-unit-test/FDO64229sumif_external/fdo64229a.ods'#$Sheet1.D$6:.D$8])" office:value-type="float" office:value="4" calcext:value-type="float">
            <text:p>4</text:p>
          </table:table-cell>
          <table:table-cell table:formula="of:=COUNTIF(['file:///home/zdenek/Dokumenty/LO/sc-unit-test/sc-unit-test/FDO64229sumif_external/fdo64229a.ods'#$Sheet1.E$6:.E$8];['file:///home/zdenek/Dokumenty/LO/sc-unit-test/sc-unit-test/FDO64229sumif_external/fdo64229a.ods'#$Sheet1.E3])" office:value-type="float" office:value="2" calcext:value-type="float">
            <text:p>2</text:p>
          </table:table-cell>
          <table:table-cell table:formula="of:=SUMIF(['file:///home/zdenek/Dokumenty/LO/sc-unit-test/sc-unit-test/FDO64229sumif_external/fdo64229a.ods'#$Sheet1.E$6:.E$8];['file:///home/zdenek/Dokumenty/LO/sc-unit-test/sc-unit-test/FDO64229sumif_external/fdo64229a.ods'#$Sheet1.E3];['file:///home/zdenek/Dokumenty/LO/sc-unit-test/sc-unit-test/FDO64229sumif_external/fdo64229a.ods'#$Sheet1.F$6:.F$8])" office:value-type="float" office:value="4" calcext:value-type="float">
            <text:p>4</text:p>
          </table:table-cell>
          <table:table-cell table:number-columns-repeated="5"/>
          <table:table-cell table:style-name="ce4" office:value-type="string" calcext:value-type="string">
            <text:p>Criteria: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able:detective>
              <table:operation table:name="trace-dependents" table:index="0"/>
              <table:operation table:name="remove-dependents" table:index="1"/>
            </table:detective>
            <text:p>1</text:p>
          </table:table-cell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number-columns-repeated="2"/>
          <table:table-cell table:style-name="ce3"/>
          <table:table-cell/>
          <table:table-cell table:style-name="ce3"/>
          <table:table-cell table:number-columns-repeated="8"/>
        </table:table-row>
        <table:table-row table:style-name="ro3" table:number-rows-repeated="2">
          <table:table-cell table:style-name="ce2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3" table:number-rows-repeated="2">
          <table:table-cell table:number-columns-repeated="13"/>
        </table:table-row>
        <table:table-row table:style-name="ro4" table:number-rows-repeated="1048565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'file:///home/zdenek/Dokumenty/LO/sc-unit-test/sc-unit-test/FDO64229sumif_external/fdo64229a.ods'#Sheet1" table:print="false" table:style-name="ta_extref">
        <table:table-source xlink:type="simple" xlink:href="../fdo64229a.ods" table:table-name="Sheet1" table:filter-name="calc8" table:mode="copy-results-only"/>
        <table:table-column table:number-columns-repeated="6"/>
        <table:table-row table:number-rows-repeated="2">
          <table:table-cell table:number-columns-repeated="6"/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/>
          <table:table-cell table:style-name="ce1" office:value-type="float" office:value="1">
            <text:p>1</text:p>
          </table:table-cell>
        </table:table-row>
        <table:table-row table:number-rows-repeated="2">
          <table:table-cell table:number-columns-repeated="6"/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no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y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2" draw:display-name="Styl šipky 2" svg:viewBox="0 0 20 30" svg:d="M10 0l-10 30h20z"/>
    <draw:marker draw:name="Styl_20_šipky_20_3" draw:display-name="Styl šipky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.00.0000</text:date>, <text:time style:data-style-name="N2" text:time-value="16:08:47.05930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0:49:09.637000000</meta:creation-date>
    <meta:editing-duration>P0D</meta:editing-duration>
    <meta:editing-cycles>1</meta:editing-cycles>
    <meta:generator>LibreOffice/4.3.3.2$Linux_X86_64 LibreOffice_project/430m0$Build-2</meta:generator>
    <meta:document-statistic meta:table-count="1" meta:cell-count="17" meta:object-count="0"/>
  </office:meta>
</office:document-meta>
</file>